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2cm" fo:min-width="0.5cm"/>
    </style:style>
    <style:style style:name="gr2" style:family="graphic" style:parent-style-name="standard">
      <style:graphic-properties svg:stroke-color="#000000" draw:fill="none" draw:fill-color="#729fcf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objectwithoutfill">
      <style:graphic-properties svg:stroke-color="#000000" draw:marker-end="Linienspitzen_20_1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Linienspitzen_20_2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objectwithoutfill">
      <style:graphic-properties svg:stroke-color="#000000" draw:marker-end="Linienspitzen_20_3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666666" loext:opacity="100%" fo:font-size="14pt" style:font-size-asian="14pt" style:font-size-complex="14pt"/>
    </style:style>
    <style:style style:name="P5" style:family="paragraph">
      <loext:graphic-properties draw:fill="none" draw:fill-color="#ffffff"/>
      <style:text-properties fo:color="#666666" loext:opacity="100%" fo:font-size="14pt" style:font-size-asian="14pt" style:font-size-complex="14pt"/>
    </style:style>
    <style:style style:name="T1" style:family="text">
      <style:text-properties style:text-position="-8% 58%"/>
    </style:style>
    <style:style style:name="T2" style:family="text">
      <style:text-properties fo:color="#666666" loext:opacity="100%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2.25cm" svg:x="9.2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25cm" svg:x="12.75cm" svg:y="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25cm" svg:x="12.7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25cm" svg:x="9.25cm" svg:y="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25cm" svg:height="0.25cm" svg:x="9.6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13.13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9.75cm" svg:y1="6.25cm" svg:x2="9.75cm" svg:y2="7cm">
          <text:p/>
        </draw:line>
        <draw:line draw:style-name="gr3" draw:text-style-name="P1" draw:layer="layout" svg:x1="9.75cm" svg:y1="8cm" svg:x2="9.75cm" svg:y2="7.25cm">
          <text:p/>
        </draw:line>
        <draw:line draw:style-name="gr3" draw:text-style-name="P1" draw:layer="layout" svg:x1="13.25cm" svg:y1="6.25cm" svg:x2="13.25cm" svg:y2="7cm">
          <text:p/>
        </draw:line>
        <draw:line draw:style-name="gr3" draw:text-style-name="P1" draw:layer="layout" svg:x1="13.25cm" svg:y1="8cm" svg:x2="13.25cm" svg:y2="7.25cm">
          <text:p/>
        </draw:line>
        <draw:line draw:style-name="gr4" draw:text-style-name="P1" draw:layer="layout" svg:x1="10cm" svg:y1="7.13cm" svg:x2="13cm" svg:y2="7.13cm">
          <text:p/>
        </draw:line>
        <draw:line draw:style-name="gr3" draw:text-style-name="P1" draw:layer="layout" svg:x1="13.25cm" svg:y1="4cm" svg:x2="13.25cm" svg:y2="3.25cm">
          <text:p/>
        </draw:line>
        <draw:line draw:style-name="gr3" draw:text-style-name="P1" draw:layer="layout" svg:x1="9.75cm" svg:y1="4cm" svg:x2="9.75cm" svg:y2="3.25cm">
          <text:p/>
        </draw:line>
        <draw:line draw:style-name="gr3" draw:text-style-name="P1" draw:layer="layout" svg:x1="9.75cm" svg:y1="11cm" svg:x2="9.75cm" svg:y2="10.25cm">
          <text:p/>
        </draw:line>
        <draw:line draw:style-name="gr3" draw:text-style-name="P1" draw:layer="layout" svg:x1="13.25cm" svg:y1="11cm" svg:x2="13.25cm" svg:y2="10.25cm">
          <text:p/>
        </draw:line>
        <draw:line draw:style-name="gr3" draw:text-style-name="P1" draw:layer="layout" svg:x1="13.25cm" svg:y1="11cm" svg:x2="7cm" svg:y2="11cm">
          <text:p/>
        </draw:line>
        <draw:line draw:style-name="gr3" draw:text-style-name="P1" draw:layer="layout" svg:x1="13.25cm" svg:y1="3.25cm" svg:x2="7cm" svg:y2="3.25cm">
          <text:p/>
        </draw:line>
        <draw:custom-shape draw:style-name="gr2" draw:text-style-name="P2" draw:layer="layout" svg:width="0.25cm" svg:height="0.25cm" svg:x="6.75cm" svg:y="10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25cm" svg:height="0.25cm" svg:x="6.751cm" svg:y="3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87cm" svg:y1="3.5cm" svg:x2="6.87cm" svg:y2="10.75cm">
          <text:p/>
        </draw:line>
        <draw:frame draw:style-name="gr6" draw:text-style-name="P3" draw:layer="layout" svg:width="1.25cm" svg:height="0.962cm" svg:x="5.5cm" svg:y="6.5cm">
          <draw:text-box>
            <text:p>U<text:span text:style-name="T1">0</text:span></text:p>
          </draw:text-box>
        </draw:frame>
        <draw:frame draw:style-name="gr6" draw:text-style-name="P3" draw:layer="layout" svg:width="1.25cm" svg:height="0.962cm" svg:x="11cm" svg:y="6.25cm">
          <draw:text-box>
            <text:p>U<text:span text:style-name="T1">d</text:span></text:p>
          </draw:text-box>
        </draw:frame>
        <draw:frame draw:style-name="gr7" draw:text-style-name="P3" draw:layer="layout" svg:width="1.25cm" svg:height="1.673cm" svg:x="13.75cm" svg:y="4.75cm">
          <draw:text-box>
            <text:p>R<text:span text:style-name="T1">3</text:span></text:p>
          </draw:text-box>
        </draw:frame>
        <draw:frame draw:style-name="gr7" draw:text-style-name="P3" draw:layer="layout" svg:width="1.25cm" svg:height="1.673cm" svg:x="13.75cm" svg:y="8.75cm">
          <draw:text-box>
            <text:p>R<text:span text:style-name="T1">4</text:span></text:p>
          </draw:text-box>
        </draw:frame>
        <draw:frame draw:style-name="gr7" draw:text-style-name="P3" draw:layer="layout" svg:width="1.25cm" svg:height="1.673cm" svg:x="8cm" svg:y="8.75cm">
          <draw:text-box>
            <text:p>R<text:span text:style-name="T1">x</text:span></text:p>
          </draw:text-box>
        </draw:frame>
        <draw:frame draw:style-name="gr8" draw:text-style-name="P3" draw:layer="layout" svg:width="1.5cm" svg:height="1cm" svg:x="8cm" svg:y="4.75cm">
          <draw:text-box>
            <text:p>R<text:span text:style-name="T1">1</text:span></text:p>
          </draw:text-box>
        </draw:frame>
        <draw:line draw:style-name="gr9" draw:text-style-name="P1" draw:layer="layout" svg:x1="10.5cm" svg:y1="4cm" svg:x2="10.5cm" svg:y2="6cm">
          <text:p/>
        </draw:line>
        <draw:line draw:style-name="gr9" draw:text-style-name="P1" draw:layer="layout" svg:x1="12.5cm" svg:y1="4cm" svg:x2="12.5cm" svg:y2="6cm">
          <text:p/>
        </draw:line>
        <draw:frame draw:style-name="gr7" draw:text-style-name="P3" draw:layer="layout" svg:width="1.5cm" svg:height="1.673cm" svg:x="10.25cm" svg:y="4.338cm">
          <draw:text-box>
            <text:p><text:s/>U<text:span text:style-name="T1">1</text:span></text:p>
          </draw:text-box>
        </draw:frame>
        <draw:frame draw:style-name="gr10" draw:text-style-name="P3" draw:layer="layout" svg:width="1.5cm" svg:height="0.962cm" svg:x="11.5cm" svg:y="4.338cm">
          <draw:text-box>
            <text:p>U<text:span text:style-name="T1">3</text:span><text:span text:style-name="T1"> </text:span></text:p>
          </draw:text-box>
        </draw:frame>
        <draw:frame draw:style-name="gr11" draw:text-style-name="P5" draw:layer="layout" svg:width="0.75cm" svg:height="0.806cm" svg:x="9cm" svg:y="6.75cm">
          <draw:text-box>
            <text:p text:style-name="P4"><text:span text:style-name="T2">a</text:span></text:p>
          </draw:text-box>
        </draw:frame>
        <draw:frame draw:style-name="gr6" draw:text-style-name="P5" draw:layer="layout" svg:width="0.75cm" svg:height="0.806cm" svg:x="13.25cm" svg:y="6.75cm">
          <draw:text-box>
            <text:p text:style-name="P4"><text:span text:style-name="T2">b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-0.001cm" fo:margin-bottom="-0.001cm" fo:margin-left="-0.001cm" fo:margin-right="-0.00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27T12:39:51.058000000</meta:creation-date>
    <dc:date>2023-01-29T13:05:44.189000000</dc:date>
    <meta:editing-duration>P1DT11M8S</meta:editing-duration>
    <meta:editing-cycles>5</meta:editing-cycles>
    <meta:generator>LibreOffice/7.1.2.2$Windows_X86_64 LibreOffice_project/8a45595d069ef5570103caea1b71cc9d82b2aae4</meta:generator>
    <meta:document-statistic meta:object-count="32"/>
  </office:meta>
</office:document-meta>
</file>